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queValue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UniqueValueType.getAdditionalAnnotationsToCheck( MemberDeclaration class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ValueType.UniqueValueType( String memberGroupName , boolean allowEmptyString , boolean checkDefaultValues , String requiredRuntimeVersion , AnnotationGrammar parentGrammar , AnnotationMemberType nextIn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iqueValueType.getErrorMessageExtra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ValueType.alreadyAddedErrorForValue( MemberDeclaration classMember , AnnotationInstance parentAnn , Object memberValue , CoreAnnotationProcessorEnv en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UniqueValueType.UniqueValueType( String memberGroupName , boolean allowEmptyString , boolean checkDefaultValues , String requiredRuntimeVersion , AnnotationGrammar parent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ValueType.checkForDuplicates( AnnotationValue member , String memberName , AnnotationInstance parentAnnotation , MemberDeclaration classMember , List annotationsToCheck , boolean includeEntityInMsg , int annotationArrayInde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UniqueValueType.allowExactDupl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